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name is {%=name%} and I'm the {%=title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19:02:29</meta:creation-date>
    <dc:date>2010-02-15T19:38:26</dc:date>
    <meta:editing-duration>PT00H02M40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1" meta:word-count="8" meta:character-count="43"/>
  </office:meta>
</office:document-meta>
</file>